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outline1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family="'Ubuntu Light'" style:font-pitch="variable"/>
    </style:style>
    <style:style style:name="P7" style:family="paragraph">
      <style:text-properties fo:font-family="'Courier 10 Pitch'" style:font-pitch="fixed" fo:font-size="24pt" style:font-size-asian="24pt" style:font-size-complex="24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Courier 10 Pitch'" style:font-pitch="fixed" fo:font-size="14pt" style:font-size-asian="14pt" style:font-size-complex="14pt"/>
    </style:style>
    <style:style style:name="P10" style:family="paragraph">
      <style:paragraph-properties fo:margin-left="0.254cm" fo:margin-right="0cm" fo:margin-top="0cm" fo:margin-bottom="0cm" fo:text-indent="-0.305cm"/>
    </style:style>
    <style:style style:name="P11" style:family="paragraph">
      <style:paragraph-properties fo:margin-top="0cm" fo:margin-bottom="0cm"/>
      <style:text-properties fo:font-family="'Courier 10 Pitch'" style:font-pitch="fixed" fo:font-size="24pt" style:font-size-asian="24pt" style:font-size-complex="24pt"/>
    </style:style>
    <style:style style:name="P12" style:family="paragraph">
      <style:text-properties fo:font-family="'Courier 10 Pitch'" style:font-pitch="fixed"/>
    </style:style>
    <style:style style:name="P13" style:family="paragraph">
      <style:paragraph-properties fo:margin-left="0.178cm" fo:margin-right="0cm" fo:margin-top="0cm" fo:margin-bottom="0cm" fo:line-height="100%" fo:text-indent="-0.203cm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Ubuntu Light'" style:font-pitch="variable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24pt" style:font-size-asian="24pt" style:font-size-complex="24pt"/>
    </style:style>
    <style:style style:name="T5" style:family="text">
      <style:text-properties fo:font-family="'Nimbus Roman No9 L'" style:font-family-generic="roman" style:font-pitch="variable" fo:font-size="32pt" style:font-size-asian="32pt" style:font-size-complex="32pt"/>
    </style:style>
    <style:style style:name="T6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Nimbus Roman No9 L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inatra is Awesome!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/>
                <text:p text:style-name="P2">A presentation by Ted Pri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Language Backgrou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- Java (DB)</text:p>
              </text:list-item>
              <text:list-item>
                <text:p>- PHP (Bitscribe, the Heroku guys!)</text:p>
              </text:list-item>
              <text:list-item>
                <text:p>- Ruby on Rails (GorillaNation Media)</text:p>
              </text:list-item>
              <text:list-item>
                <text:p>- Ruby (AT&amp;T)</text:p>
              </text:list-item>
              <text:list-item>
                <text:p>- Ruby, Rails, Sinatra (theSlingsho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Why Sinatra?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- Ruby on Rails was too much</text:p>
              </text:list-item>
              <text:list-item>
                <text:p>- Rack was too little</text:p>
              </text:list-item>
              <text:list-item>
                <text:p>- Sinatra was just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Sinatra? (cont.)</text:p>
          </draw:text-box>
        </draw:frame>
        <draw:frame presentation:style-name="pr5" draw:layer="layout" svg:width="25.199cm" svg:height="13.945cm" svg:x="1.4cm" svg:y="4.914cm" presentation:class="outline" presentation:user-transformed="true">
          <draw:text-box>
            <text:list text:style-name="L2">
              <text:list-header>
                <text:p>Light weight =&gt; fast</text:p>
                <text:p>Straight forward</text:p>
                <text:p>You can understand the source code in less than a day!</text:p>
                <text:p>Mature community</text:p>
                <text:p>Lots of plugins and extensions</text:p>
                <text:p>Rack compliant</text:p>
                <text:p>Wanted to try something new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 hope to accomplish: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[not in this order]</text:span></text:p>
                <text:p><text:span text:style-name="T1"><text:s text:c="2"/></text:span><text:span text:style-name="T1">Simple routes, blocks</text:span></text:p>
                <text:p><text:span text:style-name="T1"><text:s text:c="2"/></text:span><text:span text:style-name="T1">Route patterns and matching</text:span></text:p>
                <text:p><text:span text:style-name="T1"><text:s text:c="2"/></text:span><text:span text:style-name="T1">Route conditions</text:span></text:p>
                <text:p><text:span text:style-name="T1"><text:s text:c="2"/></text:span><text:span text:style-name="T1">Config options</text:span></text:p>
                <text:p><text:span text:style-name="T1"><text:s text:c="2"/></text:span><text:span text:style-name="T1">Sinatra outside the box</text:span></text:p>
                <text:p><text:span text:style-name="T1"><text:s text:c="2"/></text:span><text:span text:style-name="T1">Templates</text:span></text:p>
                <text:p><text:span text:style-name="T1"><text:s text:c="2"/></text:span><text:span text:style-name="T1">Sessions, Helpers, Filters, YEEHAW!!</text:span></text:p>
                <text:p><text:span text:style-name="T1"><text:s text:c="2"/></text:span><text:span text:style-name="T1">Basic Test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s get started!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$ gem install sinatra</text:span></text:p>
                <text:p><text:span text:style-name="T2"/></text:p>
                <text:p><text:span text:style-name="T3">require ”sinatra”</text:span></text:p>
                <text:p><text:span text:style-name="T3">get ”/”</text:span></text:p>
                <text:p><text:span text:style-name="T3"><text:s text:c="2"/>”</text:span><text:span text:style-name="T3">hello world”</text:span></text:p>
                <text:p><text:span text:style-name="T3">end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ing stuffs and such As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[verb] [path] [block]</text:p>
                <text:p/>
                <text:p>Acceptable verbs: [head/get/post/put/delete/patch/options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king parameters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get ”/hello/:name” do</text:span></text:p>
                <text:p><text:span text:style-name="T4"><text:s text:c="3"/>”</text:span><text:span text:style-name="T4">Yo #{params[:name]}” </text:span></text:p>
                <text:p><text:span text:style-name="T4">end</text:span></text:p>
                <text:p><text:span text:style-name="T4"/></text:p>
                <text:p><text:span text:style-name="T4">Goto: <text:s/>”</text:span><text:span text:style-name="T4"><text:a xlink:href="http://localhost:4567/hello/">http://localhost:4567/hello/</text:a></text:span><text:span text:style-name="T4">”</text:span></text:p>
                <text:p><text:span text:style-name="T4">...OOOPS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Parameters</text:p>
          </draw:text-box>
        </draw:frame>
        <draw:frame presentation:style-name="pr5" draw:layer="layout" svg:width="25.199cm" svg:height="14.593cm" svg:x="1.4cm" svg:y="4.914cm" presentation:class="outline" presentation:user-transformed="true">
          <draw:text-box>
            <text:list text:style-name="L2">
              <text:list-header>
                <text:p>Sinatra knows REGEX. <text:s/>In fact, they are having an affair!</text:p>
                <text:p><text:span text:style-name="T4"/></text:p>
                <text:p><text:span text:style-name="T4">get ”/hello/:name?” do</text:span></text:p>
                <text:p><text:span text:style-name="T4"><text:s text:c="2"/>”</text:span><text:span text:style-name="T4">Hello #{params[:name] || ”my lady” }”</text:span></text:p>
                <text:p><text:span text:style-name="T4">end</text:span></text:p>
                <text:p><text:span text:style-name="T4"/></text:p>
                <text:p><text:span text:style-name="T4">get ”/list.?:format? Do</text:span></text:p>
                <text:p><text:span text:style-name="T4"># GET /list <text:s/>GET /list.html <text:s/>GET /list.json...</text:span></text:p>
                <text:p><text:span text:style-name="T4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fun with pattern matching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header>
                <text:p>Splats!</text:p>
                <text:p><text:span text:style-name="T4">get ”hello/*” do params[:splat].inspect end</text:span></text:p>
                <text:p><text:span text:style-name="T5"/></text:p>
                <text:p><text:span text:style-name="T5">Block arguments:</text:span></text:p>
                <text:p><text:span text:style-name="T4">Get ”/file/*.*” do |filename,ext|</text:span></text:p>
                <text:p><text:span text:style-name="T4">”</text:span><text:span text:style-name="T4">You requested #{filename} with ext #{ext}</text:span></text:p>
                <text:p><text:span text:style-name="T4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ute Conditions<text:tab/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get ”/”, :host_name =&gt; /^admin./ do</text:span></text:p>
                <text:p><text:span text:style-name="T4"><text:s text:c="2"/>”</text:span><text:span text:style-name="T4">restricted”</text:span></text:p>
                <text:p><text:span text:style-name="T4">end</text:span></text:p>
                <text:p><text:span text:style-name="T4"/></text:p>
                <text:p><text:span text:style-name="T4">get ”/”, :agent =&gt; /.*MSIE.*/ do</text:span></text:p>
                <text:p><text:span text:style-name="T4"><text:s text:c="2"/>”</text:span><text:span text:style-name="T4">This website must be viewed in a browser.. <text:s/>NARF!!!”</text:span></text:p>
                <text:p><text:span text:style-name="T4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natra is just Ruby, baby!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%w(these are all routes).each do |word|</text:span></text:p>
                <text:p><text:span text:style-name="T4"><text:s text:c="2"/></text:span><text:span text:style-name="T4">get ”/#{word}” do word end</text:span></text:p>
                <text:p><text:span text:style-name="T4">end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, its seriously totes Ruby!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def get_time; Time.now.to_s end</text:span></text:p>
                <text:p><text:span text:style-name="T4">get ”/time_now” do </text:span></text:p>
                <text:p><text:span text:style-name="T4"><text:s text:c="2"/>”</text:span><text:span text:style-name="T4">IT'S &lt;b&gt;#{get_time}&lt;/b&gt;!!” </text:span></text:p>
                <text:p><text:span text:style-name="T4">end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ndle them errors<text:tab/></text:p>
          </draw:text-box>
        </draw:frame>
        <draw:frame presentation:style-name="pr5" draw:text-style-name="P9" draw:layer="layout" svg:width="25.199cm" svg:height="13.88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Ways to handle different errors:</text:span></text:p>
              </text:list-header>
              <text:list-item>
                <text:p text:style-name="P8"><text:span text:style-name="T6"><text:s text:c="2"/></text:span><text:span text:style-name="T6">not_found for routes</text:span></text:p>
              </text:list-item>
              <text:list-item>
                <text:p text:style-name="P8"><text:span text:style-name="T6"><text:s text:c="2"/>”</text:span><text:span text:style-name="T6">error” for exceptions in the route handling block</text:span></text:p>
              </text:list-item>
              <text:list-item>
                <text:p text:style-name="P8"><text:span text:style-name="T6"><text:s text:c="2"/></text:span><text:span text:style-name="T6">Create, raise and handle your own exceptions</text:span></text:p>
                <text:p text:style-name="P8"><text:span text:style-name="T7"/></text:p>
              </text:list-item>
            </text:list>
            <text:p text:style-name="P8"><text:span text:style-name="T7">get "/" do</text:span></text:p>
            <text:p text:style-name="P8"><text:span text:style-name="T7"><text:s text:c="2"/></text:span><text:span text:style-name="T7">"Thats Boring"</text:span></text:p>
            <text:p text:style-name="P8"><text:span text:style-name="T7">end</text:span></text:p>
            <text:p text:style-name="P8"><text:span text:style-name="T7"/></text:p>
            <text:p text:style-name="P8"><text:span text:style-name="T7">error 403 do</text:span></text:p>
            <text:p text:style-name="P8"><text:span text:style-name="T7"><text:s text:c="2"/></text:span><text:span text:style-name="T7">"You gots a 403 error!"</text:span></text:p>
            <text:p text:style-name="P8"><text:span text:style-name="T7">end</text:span></text:p>
            <text:p text:style-name="P8"><text:span text:style-name="T7"/></text:p>
            <text:p text:style-name="P8"><text:span text:style-name="T7">get "/good_route" do</text:span></text:p>
            <text:p text:style-name="P8"><text:span text:style-name="T7"><text:s text:c="2"/></text:span><text:span text:style-name="T7">403</text:span></text:p>
            <text:p text:style-name="P8"><text:span text:style-name="T7">end</text:span></text:p>
            <text:p text:style-name="P8"><text:span text:style-name="T7"/></text:p>
            <text:p text:style-name="P8"><text:span text:style-name="T7">not_found do</text:span></text:p>
            <text:p text:style-name="P8"><text:span text:style-name="T7"><text:s text:c="2"/></text:span><text:span text:style-name="T7">%{Ooops! <text:s/>Bad route &lt;a href="/"&gt;click here&lt;/a&gt;}</text:span></text:p>
            <text:p text:style-name="P8"><text:span text:style-name="T7">end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nfigs</text:p>
          </draw:text-box>
        </draw:frame>
        <draw:frame presentation:style-name="pr5" draw:layer="layout" svg:width="25.199cm" svg:height="14.269cm" svg:x="1.4cm" svg:y="4.914cm" presentation:class="outline" presentation:user-transformed="true">
          <draw:text-box>
            <text:list text:style-name="L2">
              <text:list-header>
                <text:p>Static assets are served from ”public” directory or:</text:p>
                <text:p><text:span text:style-name="T4">set :public_folder, ”path/to/static/assets”</text:span></text:p>
                <text:p><text:span text:style-name="T4"/></text:p>
                <text:p><text:span text:style-name="T5">Views are served form the ”views” directory or:</text:span></text:p>
                <text:p><text:span text:style-name="T4">set :views, ”path/to/views” </text:span></text:p>
                <text:p><text:span text:style-name="T5">...or specify with the ”views” rendering option (more later)</text:span></text:p>
                <text:p><text:span text:style-name="T5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ews for DAYZIES!</text:p>
          </draw:text-box>
        </draw:frame>
        <draw:frame presentation:style-name="pr5" draw:layer="layout" svg:width="25.199cm" svg:height="14.249cm" svg:x="1.4cm" svg:y="4.914cm" presentation:class="outline" presentation:user-transformed="true">
          <draw:text-box>
            <text:list text:style-name="L2">
              <text:list-header>
                <text:p>”Tilt is the engine that pays may!”</text:p>
                <text:p>Sinatra ~1.0 introduced the Tilt rendering engine.</text:p>
                <text:p>Templates galore:</text:p>
              </text:list-header>
              <text:list-item>
                <text:p><text:span text:style-name="T8">Erb</text:span></text:p>
              </text:list-item>
              <text:list-item>
                <text:p><text:span text:style-name="T8">Haml</text:span></text:p>
              </text:list-item>
              <text:list-item>
                <text:p><text:span text:style-name="T8">Builder</text:span></text:p>
              </text:list-item>
              <text:list-item>
                <text:p><text:span text:style-name="T8">Nokogiri</text:span></text:p>
              </text:list-item>
              <text:list-item>
                <text:p><text:span text:style-name="T8">Creole</text:span></text:p>
              </text:list-item>
              <text:list-item>
                <text:p><text:span text:style-name="T8">Coffee</text:span></text:p>
                <text:p><text:span text:style-name="T8">…</text:span><text:span text:style-name="T8">.</text:span></text:p>
              </text:list-item>
              <text:list-item>
                <text:p><text:span text:style-name="T8">Define your own!! <text:s/>(see tilt doc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 use ERB, because of daddy issues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[template engine] [view], [option hash]</text:p>
                <text:p><text:span text:style-name="T4">get ”/foo” do</text:span></text:p>
                <text:p><text:span text:style-name="T4"><text:s text:c="2"/></text:span><text:span text:style-name="T4">erb :bar, :layout =&gt; nil</text:span></text:p>
                <text:p><text:span text:style-name="T4">end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ow me to reintroduce, myself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...its all just Ruby and strings</text:p>
                <text:list>
                  <text:list-header>
                    <text:p text:style-name="P10"><text:span text:style-name="T7">get "/time_now_more" do</text:span></text:p>
                    <text:p text:style-name="P10"><text:span text:style-name="T7"><text:s text:c="2"/></text:span><text:span text:style-name="T7">"This is a string: #{erb :time_now}"</text:span></text:p>
                    <text:p text:style-name="P10"><text:span text:style-name="T7">end</text:span></text:p>
                    <text:p text:style-name="P10"><text:span text:style-name="T7"/></text:p>
                    <text:p text:style-name="P10"><text:span text:style-name="T7">get ”/random” do</text:span></text:p>
                    <text:p text:style-name="P10"><text:span text:style-name="T7"><text:s text:c="2"/></text:span><text:span text:style-name="T7">res =”Random number: ” ”&lt;%= rand(1_000_000) %&gt;”</text:span></text:p>
                    <text:p text:style-name="P10"><text:span text:style-name="T7"><text:s text:c="2"/></text:span><text:span text:style-name="T7">erb res</text:span></text:p>
                    <text:p text:style-name="P10"><text:span text:style-name="T7">end</text:span></text:p>
                    <text:p text:style-name="P10"><text:span text:style-name="T7"/></text:p>
                    <text:p text:style-name="P10"><text:span text:style-name="T7">get "/mark(down)_haml" do</text:span></text:p>
                    <text:p text:style-name="P10"><text:span text:style-name="T7"><text:s text:c="2"/></text:span><text:span text:style-name="T7">res = &lt;&lt;-EOL</text:span></text:p>
                    <text:p text:style-name="P10"><text:span text:style-name="T7">%h1 I am your.....</text:span></text:p>
                    <text:p text:style-name="P10"><text:span text:style-name="T7">%p= markdown(:father)</text:span></text:p>
                    <text:p text:style-name="P10"><text:span text:style-name="T7"><text:s text:c="2"/></text:span><text:span text:style-name="T7">EOL</text:span></text:p>
                    <text:p text:style-name="P10"><text:span text:style-name="T7"><text:s text:c="2"/></text:span><text:span text:style-name="T7">haml res</text:span></text:p>
                    <text:p text:style-name="P10"><text:span text:style-name="T7">end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lands in the Stream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ced recently</text:p>
              </text:list-item>
              <text:list-item>
                <text:p>YMMV on certain servers and their capabilities (Thin vs Unicorns)</text:p>
              </text:list-item>
            </text:list>
            <text:p text:style-name="P8"><text:span text:style-name="T7">get '/' do</text:span></text:p>
            <text:p text:style-name="P8"><text:span text:style-name="T7"><text:s text:c="2"/></text:span><text:span text:style-name="T7">stream do |out|</text:span></text:p>
            <text:p text:style-name="P8"><text:span text:style-name="T7"><text:s text:c="4"/></text:span><text:span text:style-name="T7">out &lt;&lt; ”Stressed out? <text:s/>Lets count to 10.”</text:span></text:p>
            <text:p text:style-name="P8"><text:span text:style-name="T7"><text:s text:c="4"/></text:span><text:span text:style-name="T7">sleep 1</text:span></text:p>
            <text:p text:style-name="P8"><text:span text:style-name="T7"><text:s text:c="4"/></text:span><text:span text:style-name="T7">(1..10).each { |i| out &lt;&lt; ”&lt;br/&gt;#{i}”; sleep 1 }</text:span></text:p>
            <text:p text:style-name="P8"><text:span text:style-name="T7"><text:s text:c="4"/></text:span><text:span text:style-name="T7">out &lt;&lt; "&lt;br/&gt;Feel better?”</text:span></text:p>
            <text:p text:style-name="P8"><text:span text:style-name="T7"><text:s text:c="2"/></text:span><text:span text:style-name="T7">end</text:span></text:p>
            <text:p text:style-name="P8"><text:span text:style-name="T7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 response valu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Its good to use the return vals from the called proc</text:span></text:p>
              </text:list-item>
              <text:list-item>
                <text:p><text:span text:style-name="T5">When you need to manual set values use: status, head, body</text:span></text:p>
              </text:list-item>
              <text:list-item>
                <text:p><text:span text:style-name="T5">You can also set content_type, mime_type, etc.</text:span></text:p>
                <text:p><text:span text:style-name="T7"/></text:p>
              </text:list-item>
            </text:list>
            <text:p><text:span text:style-name="T7">get ”/jersey_shore” do</text:span></text:p>
            <text:p><text:span text:style-name="T7"><text:s text:c="2"/></text:span><text:span text:style-name="T7">status 1_000_000</text:span></text:p>
            <text:p><text:span text:style-name="T7"><text:s text:c="2"/></text:span><text:span text:style-name="T7">headers ”Allow” =&gt; ”GET, GTL, T_SHIRT_TIME”</text:span></text:p>
            <text:p><text:span text:style-name="T7"><text:s text:c="2"/></text:span><text:span text:style-name="T7">body ”Time to beat the beat up!”</text:span></text:p>
            <text:p><text:span text:style-name="T7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sing the buck!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Pass can be used to move between route handlers</text:p>
                <text:p>It will move execution to next pattern matched</text:p>
              </text:list-header>
            </text:list>
            <text:p text:style-name="P8"><text:span text:style-name="T7">def ”/hello/:name” go</text:span></text:p>
            <text:p text:style-name="P8"><text:span text:style-name="T7"><text:s text:c="2"/></text:span><text:span text:style-name="T7">name = params[:name]</text:span></text:p>
            <text:p text:style-name="P8"><text:span text:style-name="T7"><text:s text:c="2"/></text:span></text:p>
            <text:p text:style-name="P8"><text:span text:style-name="T7"><text:s text:c="2"/></text:span><text:span text:style-name="T7">pass if name.eql?”Ted” <text:s/></text:span></text:p>
            <text:p text:style-name="P8"><text:span text:style-name="T7"><text:s text:c="2"/></text:span></text:p>
            <text:p text:style-name="P8"><text:span text:style-name="T7"><text:s text:c="2"/>”</text:span><text:span text:style-name="T7">Hello #{name}”</text:span></text:p>
            <text:p text:style-name="P8"><text:span text:style-name="T7">end</text:span></text:p>
            <text:p text:style-name="P8"><text:span text:style-name="T7"/></text:p>
            <text:p text:style-name="P8"><text:span text:style-name="T7">def ”/hello” do</text:span></text:p>
            <text:p text:style-name="P8"><text:span text:style-name="T7"><text:s text:c="2"/>”</text:span><text:span text:style-name="T7">hello world”</text:span></text:p>
            <text:p text:style-name="P8"><text:span text:style-name="T7">end</text:span></text:p>
            <text:p text:style-name="P8"><text:span text:style-name="T7"/></text:p>
            <text:p text:style-name="P8"><text:span text:style-name="T7">def ”/hello/*” do</text:span></text:p>
            <text:p text:style-name="P8"><text:span text:style-name="T7"><text:s text:c="2"/>”</text:span><text:span text:style-name="T7">Shout outs to:&lt;ul&gt;&lt;li&gt;#{params[:splat][0].split(”,”).join(”&lt;li&gt;”)}&lt;/ul&gt;”</text:span></text:p>
            <text:p text:style-name="P8"><text:span text:style-name="T7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lting the execution</text:p>
          </draw:text-box>
        </draw:frame>
        <draw:frame presentation:style-name="pr5" draw:layer="layout" svg:width="25.199cm" svg:height="14.539cm" svg:x="1.4cm" svg:y="4.914cm" presentation:class="outline" presentation:user-transformed="true">
          <draw:text-box>
            <text:list text:style-name="L2">
              <text:list-header>
                <text:p>halt [status code] [body] </text:p>
                <text:p>halt [string] </text:p>
              </text:list-header>
            </text:list>
            <text:p text:style-name="P8"><text:span text:style-name="T4">get ”/good” do</text:span></text:p>
            <text:p text:style-name="P8"><text:span text:style-name="T4"><text:s text:c="2"/>”</text:span><text:span text:style-name="T4">hello world”</text:span></text:p>
            <text:p text:style-name="P8"><text:span text:style-name="T4">end</text:span></text:p>
            <text:p text:style-name="P8"><text:span text:style-name="T4"/></text:p>
            <text:p text:style-name="P8"><text:span text:style-name="T4">get ”/bad” do</text:span></text:p>
            <text:p text:style-name="P8"><text:span text:style-name="T4"><text:s text:c="2"/></text:span><text:span text:style-name="T4">halt 410, ”STOP!!”</text:span></text:p>
            <text:p text:style-name="P8"><text:span text:style-name="T4">end</text:span></text:p>
            <text:p text:style-name="P8"><text:span text:style-name="T4"/></text:p>
            <text:p text:style-name="P8"><text:span text:style-name="T4">get ”/awesomely_bad” do</text:span></text:p>
            <text:p text:style-name="P8"><text:span text:style-name="T4"><text:s text:c="3"/></text:span><text:span text:style-name="T4">halt erb(:awesomely_bad)</text:span></text:p>
            <text:p text:style-name="P8"><text:span text:style-name="T4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s, State and Utopia</text:p>
          </draw:text-box>
        </draw:frame>
        <draw:frame presentation:style-name="pr5" draw:text-style-name="P12" draw:layer="layout" svg:width="25.199cm" svg:height="13.859cm" svg:x="0.8cm" svg:y="5.014cm" presentation:class="outline" presentation:user-transformed="true">
          <draw:text-box>
            <text:p><text:span text:style-name="T7">enable :sessions</text:span></text:p>
            <text:p><text:span text:style-name="T7">get ”/counter” do</text:span></text:p>
            <text:p><text:span text:style-name="T7"><text:s text:c="2"/></text:span><text:span text:style-name="T7">session[:counter] = session[:counter] ? session[:counter]+1 : 0</text:span></text:p>
            <text:p><text:span text:style-name="T7"><text:s text:c="2"/></text:span><text:span text:style-name="T7">%{Times you've been here: #{session[:counter]}&lt;br/&gt;</text:span></text:p>
            <text:p><text:span text:style-name="T7"><text:s text:c="4"/></text:span><text:span text:style-name="T7">&lt;a href=”/counter”&gt;reload!&lt;/a&gt;} <text:s/></text:span></text:p>
            <text:p><text:span text:style-name="T7">end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s, State and Utopia (co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Sessions use a secret:</text:p>
              </text:list-header>
              <text:list-item>
                <text:p>Randomly generated per app instance</text:p>
              </text:list-item>
              <text:list-item>
                <text:p>Multiple instances mean no shared session</text:p>
              </text:list-item>
              <text:list-item>
                <text:p>Set session secret using:</text:p>
                <text:p><text:span text:style-name="T4">set :session_secret, ”i'm a pretty big kitty”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s, State and Utopia (co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ssion data is stored in a cookie</text:p>
              </text:list-item>
              <text:list-item>
                <text:p>Single cookies store ~4k of info</text:p>
              </text:list-item>
              <text:list-item>
                <text:p>Depending on usage, this can get way out of hand</text:p>
              </text:list-item>
              <text:list-item>
                <text:p>Sessions are just Rack middleware, lots of options and contr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5" draw:layer="layout" svg:width="25.199cm" svg:height="14.299cm" svg:x="1.4cm" svg:y="4.914cm" presentation:class="outline" presentation:user-transformed="true">
          <draw:text-box>
            <text:list text:style-name="L2">
              <text:list-header>
                <text:p><text:span text:style-name="T9">Two types: before and after</text:span></text:p>
                <text:p><text:span text:style-name="T9">[before or after] [option hash] [block]</text:span></text:p>
                <text:p><text:span text:style-name="T9">Filters act as a call chain!</text:span></text:p>
              </text:list-header>
            </text:list>
            <text:p text:style-name="P13"><text:span text:style-name="T7"/></text:p>
            <text:p text:style-name="P13"><text:span text:style-name="T7">before "/:name" do</text:span></text:p>
            <text:p text:style-name="P13"><text:span text:style-name="T7"><text:s text:c="2"/></text:span><text:span text:style-name="T7">puts "Before filter /:name"</text:span></text:p>
            <text:p text:style-name="P13"><text:span text:style-name="T7"><text:s text:c="2"/></text:span><text:span text:style-name="T7">session[:name] = params[:name]</text:span></text:p>
            <text:p text:style-name="P13"><text:span text:style-name="T7"><text:s text:c="2"/></text:span><text:span text:style-name="T7">redirect "/"</text:span></text:p>
            <text:p text:style-name="P13"><text:span text:style-name="T7">end</text:span></text:p>
            <text:p text:style-name="P13"><text:span text:style-name="T7"/></text:p>
            <text:p text:style-name="P13"><text:span text:style-name="T7">before do</text:span></text:p>
            <text:p text:style-name="P13"><text:span text:style-name="T7"><text:s text:c="2"/></text:span><text:span text:style-name="T7">puts "Before filter"</text:span></text:p>
            <text:p text:style-name="P13"><text:span text:style-name="T7"><text:s text:c="2"/></text:span><text:span text:style-name="T7">session[:name] ||= "no name"</text:span></text:p>
            <text:p text:style-name="P13"><text:span text:style-name="T7">end</text:span></text:p>
            <text:p text:style-name="P13"><text:span text:style-name="T7"/></text:p>
            <text:p text:style-name="P13"><text:span text:style-name="T7">get "/" do</text:span></text:p>
            <text:p text:style-name="P13"><text:span text:style-name="T7"><text:s text:c="2"/></text:span><text:span text:style-name="T7">%{Session[:name] was set in the before filter to: #{session[:name]}}</text:span></text:p>
            <text:p text:style-name="P13"><text:span text:style-name="T7">end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[helpers] [block of method definitions]</text:p>
                <text:p>Helper methods <text:s/>can be called from route handlers</text:p>
              </text:list-header>
            </text:list>
            <text:p text:style-name="P8"><text:span text:style-name="T4">helpers do</text:span></text:p>
            <text:p text:style-name="P8"><text:span text:style-name="T4"><text:s text:c="2"/></text:span><text:span text:style-name="T4">def upcase_and_reverse str</text:span></text:p>
            <text:p text:style-name="P8"><text:span text:style-name="T4"><text:s text:c="4"/></text:span><text:span text:style-name="T4">str.upcase.reverse</text:span></text:p>
            <text:p text:style-name="P8"><text:span text:style-name="T4"><text:s text:c="2"/></text:span><text:span text:style-name="T4">end</text:span></text:p>
            <text:p text:style-name="P8"><text:span text:style-name="T4">end</text:span></text:p>
            <text:p text:style-name="P8"><text:span text:style-name="T4"/></text:p>
            <text:p text:style-name="P8"><text:span text:style-name="T4">get ”/:word” do</text:span></text:p>
            <text:p text:style-name="P8"><text:span text:style-name="T4"><text:s text:c="2"/></text:span><text:span text:style-name="T4">upcase_and_reverse params[:word]</text:span></text:p>
            <text:p text:style-name="P8"><text:span text:style-name="T4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Ready for Prime Tim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Configuration block:</text:p>
            <text:p text:style-name="P8"><text:span text:style-name="T7">configure [env, ] do</text:span></text:p>
            <text:p text:style-name="P8"><text:span text:style-name="T7"/></text:p>
            <text:p text:style-name="P8"><text:span text:style-name="T7"><text:s text:c="2"/></text:span><text:span text:style-name="T7">set :happy_thoughts, ”ImGonnaBeTheNextZuck”</text:span></text:p>
            <text:p text:style-name="P8"><text:span text:style-name="T7"><text:s text:c="2"/></text:span><text:span text:style-name="T7">enable :logging <text:s text:c="2"/># set :logging, true</text:span></text:p>
            <text:p text:style-name="P8"><text:span text:style-name="T7"><text:s text:c="2"/></text:span><text:span text:style-name="T7">disable :sessions # set :sessions, false</text:span></text:p>
            <text:p text:style-name="P8"><text:span text:style-name="T7"><text:s text:c="2"/></text:span></text:p>
            <text:p text:style-name="P8"><text:span text:style-name="T7">end</text:span></text:p>
            <text:p text:style-name="P8"><text:span text:style-name="T7"/></text:p>
            <text:p text:style-name="P8"><text:span text:style-name="T7">get ”/starbucks_pitch_to_developer” do</text:span></text:p>
            <text:p text:style-name="P8"><text:span text:style-name="T7"><text:s text:c="2"/></text:span><text:span text:style-name="T7">10.times { ”To self: #{settings.happy_thoughts}” }</text:span></text:p>
            <text:p text:style-name="P8"><text:span text:style-name="T7"/></text:p>
            <text:p text:style-name="P8"><text:span text:style-name="T7"><text:s text:c="2"/></text:span><text:span text:style-name="T7">logger.info ”Its Facebook meets 4sq meets Angry Birds. <text:s/>Wanna develop the entire thing for 1% sweat equity? [ Yn ]”</text:span></text:p>
            <text:p text:style-name="P8"><text:span text:style-name="T7"><text:s text:c="2"/></text:span></text:p>
            <text:p text:style-name="P8"><text:span text:style-name="T7">end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Ready for Prime Time (cont).</text:p>
          </draw:text-box>
        </draw:frame>
        <draw:frame presentation:style-name="pr5" draw:text-style-name="P14" draw:layer="layout" svg:width="25.199cm" svg:height="15.542cm" svg:x="1.4cm" svg:y="4.914cm" presentation:class="outline" presentation:user-transformed="true">
          <draw:text-box>
            <text:list text:style-name="L2">
              <text:list-header>
                <text:p><text:span text:style-name="T10">Top-level app to modulur in two steps:</text:span></text:p>
              </text:list-header>
              <text:list-item>
                <text:p><text:span text:style-name="T10">Require ”sinatra/base”</text:span></text:p>
              </text:list-item>
              <text:list-item>
                <text:p><text:span text:style-name="T10">Wrap methods in class that inherits from ”Sinatra::Base”</text:span></text:p>
              </text:list-item>
            </text:list>
            <text:p text:style-name="P8"><text:span text:style-name="T7">require "sinatra"</text:span></text:p>
            <text:p text:style-name="P8"><text:span text:style-name="T7"><text:s text:c="2"/></text:span><text:span text:style-name="T7">get '/' do</text:span></text:p>
            <text:p text:style-name="P8"><text:span text:style-name="T7"><text:s text:c="4"/></text:span><text:span text:style-name="T7">'Hello world!'</text:span></text:p>
            <text:p text:style-name="P8"><text:span text:style-name="T7"><text:s text:c="2"/></text:span><text:span text:style-name="T7">end</text:span></text:p>
            <text:p text:style-name="P8"><text:span text:style-name="T7">end</text:span></text:p>
            <text:p text:style-name="P8"><text:span text:style-name="T7"/></text:p>
            <text:p text:style-name="P8"><text:span text:style-name="T11">becomes...</text:span></text:p>
            <text:p text:style-name="P8"><text:span text:style-name="T7"/></text:p>
            <text:p text:style-name="P8"><text:span text:style-name="T7">require 'sinatra/base'</text:span></text:p>
            <text:p text:style-name="P8"><text:span text:style-name="T7"/></text:p>
            <text:p text:style-name="P8"><text:span text:style-name="T7">class MyApp &lt; Sinatra::Base</text:span></text:p>
            <text:p text:style-name="P8"><text:span text:style-name="T7"/></text:p>
            <text:p text:style-name="P8"><text:span text:style-name="T7"><text:s text:c="2"/></text:span><text:span text:style-name="T7">get '/' do</text:span></text:p>
            <text:p text:style-name="P8"><text:span text:style-name="T7"><text:s text:c="4"/></text:span><text:span text:style-name="T7">'Hello world!'</text:span></text:p>
            <text:p text:style-name="P8"><text:span text:style-name="T7"><text:s text:c="2"/></text:span><text:span text:style-name="T7">end</text:span></text:p>
            <text:p text:style-name="P8"><text:span text:style-name="T7"/></text:p>
            <text:p text:style-name="P8"><text:span text:style-name="T7"><text:s text:c="2"/></text:span><text:span text:style-name="T7">run! if app_file == $0 <text:s/># or config.ru</text:span></text:p>
            <text:p text:style-name="P8"><text:span text:style-name="T7">end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is Awesome Sauce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We all love TDD, BDD, SDD, TAFTA, TDT and RiSC.</text:p>
              </text:list-header>
              <text:list-item>
                <text:p>Lets take a ganders at the basic app and te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o and Stuff</text:p>
          </draw:text-box>
        </draw:frame>
        <draw:frame presentation:style-name="pr5" draw:layer="layout" svg:width="25.199cm" svg:height="15.095cm" svg:x="1.4cm" svg:y="4.914cm" presentation:class="outline" presentation:user-transformed="true">
          <draw:text-box>
            <text:list text:style-name="L2">
              <text:list-header>
                <text:p><text:span text:style-name="T9">Edward ”Ted” Price</text:span></text:p>
                <text:p><text:span text:style-name="T9"><text:a xlink:href="mailto:eprice@theslingshot.com">eprice@theslingshot.com</text:a></text:span><text:span text:style-name="T9">, </text:span><text:span text:style-name="T9"><text:a xlink:href="mailto:ted.price@gmail.com">ted.price@gmail.com</text:a></text:span></text:p>
                <text:p><text:span text:style-name="T9">theslingshot.com when you need a break from coding!</text:span></text:p>
                <text:p/>
                <text:p><text:span text:style-name="T9">Sinatra Resources:</text:span></text:p>
              </text:list-header>
              <text:list-item>
                <text:p><text:span text:style-name="T9"><text:a xlink:href="http://sinatrarb.com/">http://sinatrarb.com/</text:a></text:span></text:p>
              </text:list-item>
              <text:list-item>
                <text:p><text:span text:style-name="T9">http://recipes.sinatrarb.com/</text:span></text:p>
              </text:list-item>
              <text:list-item>
                <text:p><text:span text:style-name="T9"><text:a xlink:href="https://github.com/sinatra/sinatra-contrib">https://github.com/sinatra/sinatra-contrib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11-15T18:22:03</meta:creation-date>
    <dc:language>fi-FI</dc:language>
    <meta:editing-cycles>68</meta:editing-cycles>
    <meta:editing-duration>PT21H25M47S</meta:editing-duration>
    <meta:initial-creator>Edward </meta:initial-creator>
    <dc:date>2011-11-24T21:26:49</dc:date>
    <dc:creator>Edward </dc:creator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Grey.otp"/>
  </office:meta>
</office:document-meta>
</file>